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45.3mm"/>
    </style:style>
    <style:style style:name="co3" style:family="table-column">
      <style:table-column-properties fo:break-before="auto" style:column-width="47.84mm"/>
    </style:style>
    <style:style style:name="co4" style:family="table-column">
      <style:table-column-properties fo:break-before="auto" style:column-width="48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font-weight-asian="bold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0pt" fo:font-weight="bold" fo:country="none" style:country-asian="none" style:font-name-asian="Times New Roman" style:font-size-asian="12pt" style:font-weight-asian="bold"/>
    </style:style>
    <style:style style:name="T2" style:family="text">
      <style:text-properties fo:color="#000000" fo:font-size="10pt" fo:font-weight="bold" fo:country="none" style:country-asian="none" style:font-weight-asian="bold" style:font-name-asian="Cambria" style:font-size-asian="10pt" style:font-size-complex="10pt" style:font-weight-complex="bold"/>
    </style:style>
    <style:style style:name="T3" style:family="text">
      <style:text-properties fo:color="#000000" style:font-name="Liberation Mono;Courier New" fo:font-size="10pt" fo:font-weight="bold" fo:country="ES" style:country-asian="CN" style:font-name-asian="Times New Roman" style:font-size-asian="12pt" style:font-weight-asian="bold"/>
    </style:style>
    <style:style style:name="T4" style:family="text">
      <style:text-properties fo:color="#000000" fo:font-size="10pt" fo:font-weight="bold" fo:country="ES" style:country-asian="CN" style:font-weight-asian="bold" style:font-name="Liberation Serif;Times New Roman" style:font-name-asian="Cambria" style:font-size-asian="10pt" style:font-size-complex="10pt" style:font-weight-complex="bold"/>
    </style:style>
    <style:style style:name="T5" style:family="text">
      <style:text-properties fo:color="#000000" style:font-name="Liberation Mono;Courier New" fo:font-size="10pt" fo:font-weight="bold" fo:country="ES" style:country-asian="SA" style:font-name-asian="Times New Roman" style:font-size-asian="12pt" style:font-weight-asian="bold"/>
    </style:style>
    <style:style style:name="T6" style:family="text">
      <style:text-properties fo:color="#000000" fo:font-size="10pt" fo:font-weight="bold" fo:country="ES" style:country-asian="SA" style:font-weight-asian="bold" style:font-name="Liberation Serif;Times New Roman" style:font-name-asian="Cambria" style:font-size-asian="10pt" style:font-size-complex="10pt" style:font-weight-complex="bold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3.38mm" svg:y="39.06mm">
            <draw:object draw:notify-on-update-of-ranges="Hoja1.A2:Hoja1.A6 Hoja1.B1:Hoja1.B1 Hoja1.B2:Hoja1.B6 Hoja1.C1:Hoja1.C1 Hoja1.C2:Hoja1.C6 Hoja1.D1:Hoja1.D1 Hoja1.D2:Hoja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1mm" svg:height="89.96mm" svg:x="1.7mm" svg:y="172.45mm">
            <draw:object draw:notify-on-update-of-ranges="Hoja1.A31:Hoja1.A31 Hoja1.A32:Hoja1.A36 Hoja1.B31:Hoja1.B31 Hoja1.B32:Hoja1.B36 Hoja1.C31:Hoja1.C31 Hoja1.C32:Hoja1.C36 Hoja1.D31:Hoja1.D31 Hoja1.D32:Hoja1.D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hunk</text:p>
          </table:table-cell>
          <table:table-cell table:style-name="ce6" office:value-type="string" calcext:value-type="string">
            <text:p><text:span text:style-name="T1">Static</text:span><text:span text:style-name="T2">   12 threads</text:span></text:p>
          </table:table-cell>
          <table:table-cell table:style-name="ce6" office:value-type="string" calcext:value-type="string">
            <text:p><text:span text:style-name="T1">Dynamic 12 </text:span><text:span text:style-name="T2">threads</text:span></text:p>
          </table:table-cell>
          <table:table-cell table:style-name="ce10" office:value-type="string" calcext:value-type="string">
            <text:p><text:span text:style-name="T1">Guided 12 </text:span><text:span text:style-name="T2">threads</text:span>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7" office:value-type="float" office:value="0.005707981" calcext:value-type="float">
            <text:p>0,005707981</text:p>
          </table:table-cell>
          <table:table-cell table:style-name="ce7" office:value-type="float" office:value="0.006523161" calcext:value-type="float">
            <text:p>0,006523161</text:p>
          </table:table-cell>
          <table:table-cell table:style-name="ce7" office:value-type="float" office:value="0.003408467" calcext:value-type="float">
            <text:p>0,00340846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0.00648132" calcext:value-type="float">
            <text:p>0,00648132</text:p>
          </table:table-cell>
          <table:table-cell table:style-name="ce8" office:value-type="float" office:value="0.002911142" calcext:value-type="float">
            <text:p>0,002911142</text:p>
          </table:table-cell>
          <table:table-cell table:style-name="ce8" office:value-type="float" office:value="0.0046518" calcext:value-type="float">
            <text:p>0,0046518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 office:value-type="float" office:value="0.005762273" calcext:value-type="float">
            <text:p>0,005762273</text:p>
          </table:table-cell>
          <table:table-cell table:style-name="ce7" office:value-type="float" office:value="0.002558213" calcext:value-type="float">
            <text:p>0,002558213</text:p>
          </table:table-cell>
          <table:table-cell table:style-name="ce7" office:value-type="float" office:value="0.004715245" calcext:value-type="float">
            <text:p>0,004715245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0.004319906" calcext:value-type="float">
            <text:p>0,004319906</text:p>
          </table:table-cell>
          <table:table-cell table:style-name="ce8" office:value-type="float" office:value="0.002688871" calcext:value-type="float">
            <text:p>0,002688871</text:p>
          </table:table-cell>
          <table:table-cell table:style-name="ce8" office:value-type="float" office:value="0.003270651" calcext:value-type="float">
            <text:p>0,003270651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0.006335141" calcext:value-type="float">
            <text:p>0,006335141</text:p>
          </table:table-cell>
          <table:table-cell table:style-name="ce9" office:value-type="float" office:value="0.013714543" calcext:value-type="float">
            <text:p>0,013714543</text:p>
          </table:table-cell>
          <table:table-cell table:style-name="ce9" office:value-type="float" office:value="0.009985434" calcext:value-type="float">
            <text:p>0,009985434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style-name="ce1" office:value-type="string" calcext:value-type="string">
            <text:p>Chunk</text:p>
          </table:table-cell>
          <table:table-cell table:style-name="ce6" office:value-type="string" calcext:value-type="string">
            <text:p><text:span text:style-name="T3">Static</text:span><text:span text:style-name="T4">   4 threads</text:span></text:p>
          </table:table-cell>
          <table:table-cell table:style-name="ce6" office:value-type="string" calcext:value-type="string">
            <text:p><text:span text:style-name="T3">Dynamic 4 </text:span><text:span text:style-name="T4">threads</text:span></text:p>
          </table:table-cell>
          <table:table-cell table:style-name="ce10" office:value-type="string" calcext:value-type="string">
            <text:p><text:span text:style-name="T5">Guided 4 </text:span><text:span text:style-name="T6">threads</text:span></text:p>
          </table:table-cell>
        </table:table-row>
        <table:table-row table:style-name="ro1">
          <table:table-cell table:style-name="ce2" office:value-type="string" calcext:value-type="string">
            <text:p>por defecto</text:p>
          </table:table-cell>
          <table:table-cell table:style-name="ce7" office:value-type="float" office:value="0.00530016" calcext:value-type="float">
            <text:p>0,00530016</text:p>
          </table:table-cell>
          <table:table-cell table:style-name="ce7" office:value-type="float" office:value="0.00516295" calcext:value-type="float">
            <text:p>0,00516295</text:p>
          </table:table-cell>
          <table:table-cell table:style-name="ce7" office:value-type="float" office:value="0.006496364" calcext:value-type="float">
            <text:p>0,00649636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0.004673978" calcext:value-type="float">
            <text:p>0,004673978</text:p>
          </table:table-cell>
          <table:table-cell table:style-name="ce8" office:value-type="float" office:value="0.005112459" calcext:value-type="float">
            <text:p>0,005112459</text:p>
          </table:table-cell>
          <table:table-cell table:style-name="ce8" office:value-type="float" office:value="0.00597797" calcext:value-type="float">
            <text:p>0,00597797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 office:value-type="float" office:value="0.004599149" calcext:value-type="float">
            <text:p>0,004599149</text:p>
          </table:table-cell>
          <table:table-cell table:style-name="ce7" office:value-type="float" office:value="0.004470883" calcext:value-type="float">
            <text:p>0,004470883</text:p>
          </table:table-cell>
          <table:table-cell table:style-name="ce7" office:value-type="float" office:value="0.006573172" calcext:value-type="float">
            <text:p>0,006573172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float" office:value="0.004744181" calcext:value-type="float">
            <text:p>0,004744181</text:p>
          </table:table-cell>
          <table:table-cell table:style-name="ce8" office:value-type="float" office:value="0.004453998" calcext:value-type="float">
            <text:p>0,004453998</text:p>
          </table:table-cell>
          <table:table-cell table:style-name="ce8" office:value-type="float" office:value="0.005962719" calcext:value-type="float">
            <text:p>0,005962719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0.006265302" calcext:value-type="float">
            <text:p>0,006265302</text:p>
          </table:table-cell>
          <table:table-cell table:style-name="ce9" office:value-type="float" office:value="0.005424586" calcext:value-type="float">
            <text:p>0,005424586</text:p>
          </table:table-cell>
          <table:table-cell table:style-name="ce9" office:value-type="float" office:value="0.007264495" calcext:value-type="float">
            <text:p>0,007264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3:10:13.567316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2:41:22.180690303</meta:creation-date>
    <dc:date>2015-05-05T13:12:04.823723256</dc:date>
    <meta:editing-duration>PT8M3S</meta:editing-duration>
    <meta:editing-cycles>2</meta:editing-cycles>
    <meta:generator>LibreOffice/4.4.2.2$Linux_X86_64 LibreOffice_project/40m0$Build-2</meta:generator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4cm" svg:y="0.316cm" chart:style-name="ch2">
          <text:p>Tiempos en atcgrid</text:p>
        </chart:title>
        <chart:legend chart:legend-position="end" svg:x="11.269cm" svg:y="3.703cm" style:legend-expansion="high" chart:style-name="ch3"/>
        <chart:plot-area chart:style-name="ch4" table:cell-range-address="Hoja1.A2:Hoja1.D6 Hoja1.B1:Hoja1.D1" chart:data-source-has-labels="both" svg:x="1.331cm" svg:y="1.301cm" svg:width="9.618cm" svg:height="6.538cm">
          <chartooo:coordinate-region svg:x="2.535cm" svg:y="1.5cm" svg:width="7.989cm" svg:height="5.692cm"/>
          <chart:axis chart:dimension="x" chart:name="primary-x" chart:style-name="ch5" chartooo:axis-type="auto">
            <chartooo:date-scale/>
            <chart:title svg:x="5.567cm" svg:y="8.019cm" chart:style-name="ch6">
              <text:p>Chunk</text:p>
            </chart:title>
            <chart:categories table:cell-range-address="Hoja1.A2:Hoja1.A6"/>
          </chart:axis>
          <chart:axis chart:dimension="y" chart:name="primary-y" chart:style-name="ch5">
            <chart:title svg:x="0.451cm" svg:y="5.209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6" chart:label-cell-address="Hoja1.B1:Hoja1.B1" chart:class="chart:line">
            <chart:data-point chart:repeated="5"/>
          </chart:series>
          <chart:series chart:style-name="ch10" chart:values-cell-range-address="Hoja1.C2:Hoja1.C6" chart:label-cell-address="Hoja1.C1:Hoja1.C1" chart:class="chart:line">
            <chart:data-point chart:repeated="5"/>
          </chart:series>
          <chart:series chart:style-name="ch11" chart:values-cell-range-address="Hoja1.D2:Hoja1.D6" chart:label-cell-address="Hoja1.D1:Hoja1.D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  12 threads</text:p>
                <draw:g>
                  <svg:desc>Hoja1.B1:Hoja1.B1</svg:desc>
                </draw:g>
              </table:table-cell>
              <table:table-cell office:value-type="string">
                <text:p>Dynamic 12 threads</text:p>
                <draw:g>
                  <svg:desc>Hoja1.C1:Hoja1.C1</svg:desc>
                </draw:g>
              </table:table-cell>
              <table:table-cell office:value-type="string">
                <text:p>Guided 12 thread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Hoja1.A2:Hoja1.A6</svg:desc>
                </draw:g>
              </table:table-cell>
              <table:table-cell office:value-type="float" office:value="0.005707981">
                <text:p>0.005707981</text:p>
                <draw:g>
                  <svg:desc>Hoja1.B2:Hoja1.B6</svg:desc>
                </draw:g>
              </table:table-cell>
              <table:table-cell office:value-type="float" office:value="0.006523161">
                <text:p>0.006523161</text:p>
                <draw:g>
                  <svg:desc>Hoja1.C2:Hoja1.C6</svg:desc>
                </draw:g>
              </table:table-cell>
              <table:table-cell office:value-type="float" office:value="0.003408467">
                <text:p>0.003408467</text:p>
                <draw:g>
                  <svg:desc>Hoja1.D2:Hoja1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648132">
                <text:p>0.00648132</text:p>
              </table:table-cell>
              <table:table-cell office:value-type="float" office:value="0.002911142">
                <text:p>0.002911142</text:p>
              </table:table-cell>
              <table:table-cell office:value-type="float" office:value="0.0046518">
                <text:p>0.00465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5762273">
                <text:p>0.005762273</text:p>
              </table:table-cell>
              <table:table-cell office:value-type="float" office:value="0.002558213">
                <text:p>0.002558213</text:p>
              </table:table-cell>
              <table:table-cell office:value-type="float" office:value="0.004715245">
                <text:p>0.0047152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4319906">
                <text:p>0.004319906</text:p>
              </table:table-cell>
              <table:table-cell office:value-type="float" office:value="0.002688871">
                <text:p>0.002688871</text:p>
              </table:table-cell>
              <table:table-cell office:value-type="float" office:value="0.003270651">
                <text:p>0.00327065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6335141">
                <text:p>0.006335141</text:p>
              </table:table-cell>
              <table:table-cell office:value-type="float" office:value="0.013714543">
                <text:p>0.013714543</text:p>
              </table:table-cell>
              <table:table-cell office:value-type="float" office:value="0.009985434">
                <text:p>0.009985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8.997cm" xlink:href=".." xlink:type="simple" chart:class="chart:line" chart:style-name="ch1">
        <chart:title svg:x="5.73cm" svg:y="0.315cm" chart:style-name="ch2">
          <text:p>Tiempos en PC local</text:p>
        </chart:title>
        <chart:legend chart:legend-position="end" svg:x="11.473cm" svg:y="3.701cm" style:legend-expansion="high" chart:style-name="ch3"/>
        <chart:plot-area chart:style-name="ch4" table:cell-range-address="Hoja1.A31:Hoja1.D36" chart:data-source-has-labels="both" svg:x="1.33cm" svg:y="1.299cm" svg:width="9.824cm" svg:height="6.538cm">
          <chartooo:coordinate-region svg:x="2.534cm" svg:y="1.498cm" svg:width="8.195cm" svg:height="5.692cm"/>
          <chart:axis chart:dimension="x" chart:name="primary-x" chart:style-name="ch5" chartooo:axis-type="auto">
            <chartooo:date-scale/>
            <chart:title svg:x="5.669cm" svg:y="8.016cm" chart:style-name="ch6">
              <text:p>Chunk</text:p>
            </chart:title>
            <chart:categories table:cell-range-address="Hoja1.A32:Hoja1.A36"/>
          </chart:axis>
          <chart:axis chart:dimension="y" chart:name="primary-y" chart:style-name="ch5">
            <chart:title svg:x="0.451cm" svg:y="6.054cm" chart:style-name="ch7">
              <text:p>Tiempo ejecución</text:p>
            </chart:title>
            <chart:grid chart:style-name="ch8" chart:class="major"/>
          </chart:axis>
          <chart:series chart:style-name="ch9" chart:values-cell-range-address="Hoja1.B32:Hoja1.B36" chart:label-cell-address="Hoja1.B31:Hoja1.B31" chart:class="chart:line">
            <chart:data-point chart:repeated="5"/>
          </chart:series>
          <chart:series chart:style-name="ch10" chart:values-cell-range-address="Hoja1.C32:Hoja1.C36" chart:label-cell-address="Hoja1.C31:Hoja1.C31" chart:class="chart:line">
            <chart:data-point chart:repeated="5"/>
          </chart:series>
          <chart:series chart:style-name="ch11" chart:values-cell-range-address="Hoja1.D32:Hoja1.D36" chart:label-cell-address="Hoja1.D31:Hoja1.D3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   4 threads</text:p>
                <draw:g>
                  <svg:desc>Hoja1.B31:Hoja1.B31</svg:desc>
                </draw:g>
              </table:table-cell>
              <table:table-cell office:value-type="string">
                <text:p>Dynamic 4 threads</text:p>
                <draw:g>
                  <svg:desc>Hoja1.C31:Hoja1.C31</svg:desc>
                </draw:g>
              </table:table-cell>
              <table:table-cell office:value-type="string">
                <text:p>Guided 4 threads</text:p>
                <draw:g>
                  <svg:desc>Hoja1.D31:Hoja1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Hoja1.A32:Hoja1.A36</svg:desc>
                </draw:g>
              </table:table-cell>
              <table:table-cell office:value-type="float" office:value="0.00530016">
                <text:p>0.00530016</text:p>
                <draw:g>
                  <svg:desc>Hoja1.B32:Hoja1.B36</svg:desc>
                </draw:g>
              </table:table-cell>
              <table:table-cell office:value-type="float" office:value="0.00516295">
                <text:p>0.00516295</text:p>
                <draw:g>
                  <svg:desc>Hoja1.C32:Hoja1.C36</svg:desc>
                </draw:g>
              </table:table-cell>
              <table:table-cell office:value-type="float" office:value="0.006496364">
                <text:p>0.006496364</text:p>
                <draw:g>
                  <svg:desc>Hoja1.D32:Hoja1.D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4673978">
                <text:p>0.004673978</text:p>
              </table:table-cell>
              <table:table-cell office:value-type="float" office:value="0.005112459">
                <text:p>0.005112459</text:p>
              </table:table-cell>
              <table:table-cell office:value-type="float" office:value="0.00597797">
                <text:p>0.0059779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4599149">
                <text:p>0.004599149</text:p>
              </table:table-cell>
              <table:table-cell office:value-type="float" office:value="0.004470883">
                <text:p>0.004470883</text:p>
              </table:table-cell>
              <table:table-cell office:value-type="float" office:value="0.006573172">
                <text:p>0.0065731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4744181">
                <text:p>0.004744181</text:p>
              </table:table-cell>
              <table:table-cell office:value-type="float" office:value="0.004453998">
                <text:p>0.004453998</text:p>
              </table:table-cell>
              <table:table-cell office:value-type="float" office:value="0.005962719">
                <text:p>0.00596271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6265302">
                <text:p>0.006265302</text:p>
              </table:table-cell>
              <table:table-cell office:value-type="float" office:value="0.005424586">
                <text:p>0.005424586</text:p>
              </table:table-cell>
              <table:table-cell office:value-type="float" office:value="0.007264495">
                <text:p>0.007264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